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ddb8c" officeooo:paragraph-rsid="000ddb8c"/>
    </style:style>
    <style:style style:name="P2" style:family="paragraph" style:parent-style-name="Subtitle">
      <style:text-properties officeooo:rsid="000ddb8c" officeooo:paragraph-rsid="000ddb8c"/>
    </style:style>
    <style:style style:name="P3" style:family="paragraph" style:parent-style-name="Text_20_body" style:list-style-name="L1">
      <style:text-properties officeooo:rsid="000ddb8c" officeooo:paragraph-rsid="000ddb8c"/>
    </style:style>
    <style:style style:name="P4" style:family="paragraph" style:parent-style-name="Text_20_body" style:list-style-name="L1">
      <style:text-properties fo:font-weight="normal" officeooo:rsid="000ddb8c" officeooo:paragraph-rsid="000ddb8c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0e94ef" officeooo:paragraph-rsid="000e94ef" style:font-weight-asian="normal" style:font-weight-complex="normal"/>
    </style:style>
    <style:style style:name="P6" style:family="paragraph" style:parent-style-name="Text_20_body" style:list-style-name="L2">
      <style:text-properties fo:font-weight="normal" officeooo:rsid="000e94ef" officeooo:paragraph-rsid="000e94ef" style:font-weight-asian="normal" style:font-weight-complex="normal"/>
    </style:style>
    <style:style style:name="P7" style:family="paragraph" style:parent-style-name="Text_20_body" style:list-style-name="L3">
      <style:text-properties fo:font-weight="normal" officeooo:rsid="001182a3" officeooo:paragraph-rsid="001182a3" style:font-weight-asian="normal" style:font-weight-complex="normal"/>
    </style:style>
    <style:style style:name="P8" style:family="paragraph" style:parent-style-name="Text_20_body" style:list-style-name="L3">
      <style:text-properties fo:font-weight="normal" officeooo:rsid="001fd862" officeooo:paragraph-rsid="001fd862" style:font-weight-asian="normal" style:font-weight-complex="normal"/>
    </style:style>
    <style:style style:name="P9" style:family="paragraph" style:parent-style-name="Text_20_body" style:list-style-name="L2">
      <style:text-properties fo:font-weight="normal" officeooo:rsid="0024ee7d" officeooo:paragraph-rsid="0024ee7d" style:font-weight-asian="normal" style:font-weight-complex="normal"/>
    </style:style>
    <style:style style:name="P10" style:family="paragraph" style:parent-style-name="Text_20_body" style:list-style-name="L1">
      <style:text-properties fo:font-weight="normal" officeooo:rsid="0025f6b0" officeooo:paragraph-rsid="0025f6b0" style:font-weight-asian="normal" style:font-weight-complex="normal"/>
    </style:style>
    <style:style style:name="P11" style:family="paragraph" style:parent-style-name="Text_20_body" style:list-style-name="L1">
      <style:text-properties officeooo:rsid="000e94ef" officeooo:paragraph-rsid="000e94ef"/>
    </style:style>
    <style:style style:name="P12" style:family="paragraph" style:parent-style-name="Text_20_body" style:list-style-name="L2">
      <style:text-properties officeooo:rsid="000e94ef" officeooo:paragraph-rsid="000e94ef"/>
    </style:style>
    <style:style style:name="P13" style:family="paragraph" style:parent-style-name="Text_20_body" style:list-style-name="L2">
      <style:text-properties officeooo:rsid="000e94ef" officeooo:paragraph-rsid="000f4029"/>
    </style:style>
    <style:style style:name="P14" style:family="paragraph" style:parent-style-name="Text_20_body" style:list-style-name="L3">
      <style:text-properties officeooo:rsid="001182a3" officeooo:paragraph-rsid="001182a3"/>
    </style:style>
    <style:style style:name="P15" style:family="paragraph" style:parent-style-name="Heading_20_1">
      <style:text-properties officeooo:rsid="000ddb8c" officeooo:paragraph-rsid="000ddb8c"/>
    </style:style>
    <style:style style:name="P16" style:family="paragraph" style:parent-style-name="Heading_20_1">
      <style:text-properties officeooo:rsid="000e94ef" officeooo:paragraph-rsid="000e94ef"/>
    </style:style>
    <style:style style:name="P17" style:family="paragraph" style:parent-style-name="Heading_20_1">
      <style:text-properties officeooo:rsid="001fd862" officeooo:paragraph-rsid="001fd8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227" style:font-weight-asian="bold" style:font-weight-complex="bold"/>
    </style:style>
    <style:style style:name="T3" style:family="text">
      <style:text-properties fo:font-weight="bold" officeooo:rsid="00229d2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a9aa" style:font-weight-asian="normal" style:font-weight-complex="normal"/>
    </style:style>
    <style:style style:name="T6" style:family="text">
      <style:text-properties fo:font-weight="normal" officeooo:rsid="000f4029" style:font-weight-asian="normal" style:font-weight-complex="normal"/>
    </style:style>
    <style:style style:name="T7" style:family="text">
      <style:text-properties fo:font-weight="normal" officeooo:rsid="00229d2c" style:font-weight-asian="normal" style:font-weight-complex="normal"/>
    </style:style>
    <style:style style:name="T8" style:family="text">
      <style:text-properties fo:font-weight="normal" officeooo:rsid="00200eb2" style:font-weight-asian="normal" style:font-weight-complex="normal"/>
    </style:style>
    <style:style style:name="T9" style:family="text">
      <style:text-properties officeooo:rsid="001fd862"/>
    </style:style>
    <style:style style:name="T10" style:family="text">
      <style:text-properties officeooo:rsid="00200eb2"/>
    </style:style>
    <style:style style:name="T11" style:family="text">
      <style:text-properties officeooo:rsid="00217227"/>
    </style:style>
    <style:style style:name="T12" style:family="text">
      <style:text-properties officeooo:rsid="00229d2c"/>
    </style:style>
    <style:style style:name="T13" style:family="text">
      <style:text-properties fo:color="#00cc33" officeooo:rsid="00272f1b"/>
    </style:style>
    <style:style style:name="T14" style:family="text">
      <style:text-properties officeooo:rsid="00272f1b"/>
    </style:style>
    <style:style style:name="T15" style:family="text">
      <style:text-properties fo:color="#007826" officeooo:rsid="00272f1b"/>
    </style:style>
    <style:style style:name="T16" style:family="text">
      <style:text-properties fo:color="#ff3300" officeooo:rsid="00272f1b"/>
    </style:style>
    <style:style style:name="T17" style:family="text">
      <style:text-properties fo:color="#ff3300" fo:font-weight="bold" officeooo:rsid="00272f1b" style:font-weight-asian="bold" style:font-weight-complex="bold"/>
    </style:style>
    <style:style style:name="T18" style:family="text">
      <style:text-properties fo:color="#cccccc" fo:font-weight="bold" officeooo:rsid="00272f1b" style:font-weight-asian="bold" style:font-weight-complex="bold"/>
    </style:style>
    <style:style style:name="T19" style:family="text">
      <style:text-properties fo:color="#999999" fo:font-weight="bold" officeooo:rsid="00272f1b" style:font-weight-asian="bold" style:font-weight-complex="bold"/>
    </style:style>
    <style:style style:name="T20" style:family="text">
      <style:text-properties fo:color="#b2b2b2" fo:font-weight="bold" officeooo:rsid="00272f1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sonl.in-docs</text:p>
      <text:p text:style-name="P2">Documentation XML Schema</text:p>
      <text:h text:style-name="P15" text:outline-level="1">The layout</text:h>
      <text:list xml:id="list5022289600405989972" text:style-name="L1">
        <text:list-item>
          <text:p text:style-name="P3">There are &lt;category&gt; elements. These are the first nodes after the root.</text:p>
          <text:list>
            <text:list-item>
              <text:p text:style-name="P3">They must have an attribute called "name", and its value must be the category's name.</text:p>
            </text:list-item>
            <text:list-item>
              <text:p text:style-name="P3">They may only contain &lt;entry&gt; elements.</text:p>
            </text:list-item>
            <text:list-item>
              <text:p text:style-name="P3">These represent the groups of article entries.</text:p>
            </text:list-item>
          </text:list>
        </text:list-item>
        <text:list-item>
          <text:p text:style-name="P3">There are &lt;entry&gt; elements. These are children of &lt;category&gt; elements.</text:p>
          <text:list>
            <text:list-item>
              <text:p text:style-name="P3">They may not have any attributes.</text:p>
            </text:list-item>
          </text:list>
        </text:list-item>
        <text:list-item>
          <text:p text:style-name="P3">Each &lt;entry&gt; element has:</text:p>
          <text:list>
            <text:list-item>
              <text:p text:style-name="P3">&lt;name&gt;{{ name of entry }}&lt;/name&gt;</text:p>
            </text:list-item>
            <text:list-item>
              <text:p text:style-name="P3">&lt;versions&gt;{{ versions of the software that this entry applies to }}&lt;/versions&gt;</text:p>
            </text:list-item>
            <text:list-item>
              <text:p text:style-name="P3">&lt;description&gt;{{ <text:span text:style-name="T3">[MD]</text:span><text:span text:style-name="T7"> </text:span>description of entry }}&lt;/description&gt;</text:p>
            </text:list-item>
            <text:list-item>
              <text:p text:style-name="P3">&lt;signature&gt;</text:p>
              <text:list>
                <text:list-item>
                  <text:p text:style-name="P3">This contains the signature<text:span text:style-name="T9">s</text:span> of this entry, if applicable.</text:p>
                </text:list-item>
                <text:list-item>
                  <text:p text:style-name="P4"><text:span text:style-name="T10">S</text:span>ignature<text:span text:style-name="T10">s</text:span> <text:span text:style-name="T10">are</text:span> child<text:span text:style-name="T10">ren</text:span> in the form &lt;code&gt;{{ signature }}&lt;/code&gt;.</text:p>
                </text:list-item>
              </text:list>
            </text:list-item>
            <text:list-item>
              <text:p text:style-name="P4">&lt;arguments&gt;</text:p>
              <text:list>
                <text:list-item>
                  <text:p text:style-name="P3"><text:span text:style-name="T4">This contains the arguments for the </text:span><text:span text:style-name="T8">overall </text:span><text:span text:style-name="T4">signature, if applicable.</text:span></text:p>
                </text:list-item>
                <text:list-item>
                  <text:p text:style-name="P5">Its children represent each argument in the signature, in the form:</text:p>
                  <text:list>
                    <text:list-item>
                      <text:p text:style-name="P5">&lt;argument&gt;</text:p>
                      <text:list>
                        <text:list-item>
                          <text:p text:style-name="P5">&lt;name&gt;{{ name of argument }}&lt;/name&gt;</text:p>
                        </text:list-item>
                        <text:list-item>
                          <text:p text:style-name="P5">&lt;description <text:span text:style-name="T20">*</text:span>&gt;{{ <text:span text:style-name="T2">[MD]</text:span><text:span text:style-name="T11"> </text:span>description of argument }}&lt;/description&gt;</text:p>
                        </text:list-item>
                      </text:list>
                    </text:list-item>
                    <text:list-item>
                      <text:p text:style-name="P5">&lt;/argument&gt;</text:p>
                    </text:list-item>
                  </text:list>
                </text:list-item>
                <text:list-item>
                  <text:p text:style-name="P10"><text:span text:style-name="T20">*</text:span><text:span text:style-name="T14"> </text:span>&lt;description&gt;s are <text:span text:style-name="T1">notice-enabled</text:span> and <text:span text:style-name="T1">Markdown-enabled</text:span>.</text:p>
                </text:list-item>
              </text:list>
            </text:list-item>
            <text:list-item>
              <text:p text:style-name="P5">&lt;returns&gt;</text:p>
              <text:list>
                <text:list-item>
                  <text:p text:style-name="P5"><text:soft-page-break/>These represent the possible return values, if applicable.</text:p>
                </text:list-item>
                <text:list-item>
                  <text:p text:style-name="P5">It has &lt;return&gt; children:</text:p>
                  <text:list>
                    <text:list-item>
                      <text:p text:style-name="P5">The form is &lt;return&gt;{{ <text:span text:style-name="T3">[MD]</text:span><text:span text:style-name="T12"> </text:span>description of return possibility }}&lt;/return&gt;</text:p>
                    </text:list-item>
                    <text:list-item>
                      <text:p text:style-name="P11"><text:span text:style-name="T4">These are </text:span><text:span text:style-name="T1">notice-enabled</text:span><text:span text:style-name="T4">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6" text:outline-level="1">Notices</text:h>
      <text:list xml:id="list5233447833981552456" text:style-name="L2">
        <text:list-item>
          <text:p text:style-name="P6">Notices include:</text:p>
          <text:list>
            <text:list-item>
              <text:p text:style-name="P6">&lt;info&gt;{{ something the reader should know and is useful }}&lt;/info&gt;</text:p>
            </text:list-item>
            <text:list-item>
              <text:p text:style-name="P12"><text:span text:style-name="T4">&lt;warning&gt;{{ heads-up </text:span><text:span text:style-name="T5">pitfall avoidance</text:span><text:span text:style-name="T4"> that is recommended to read }}&lt;/warning&gt;</text:span></text:p>
            </text:list-item>
            <text:list-item>
              <text:p text:style-name="P6">&lt;critical&gt;{{ must-read information that is important for security or reliability }}&lt;/critical&gt;</text:p>
            </text:list-item>
          </text:list>
        </text:list-item>
        <text:list-item>
          <text:p text:style-name="P9">All notices are <text:span text:style-name="T1">Markdown-enabled</text:span>.</text:p>
        </text:list-item>
        <text:list-item>
          <text:p text:style-name="P13">Some parts of the XML document may be <text:span text:style-name="T1">notice-enabled</text:span><text:span text:style-name="T4">.</text:span></text:p>
        </text:list-item>
        <text:list-item>
          <text:p text:style-name="P13"><text:span text:style-name="T4">This means that they can contain </text:span><text:span text:style-name="T6">children that are notices.</text:span></text:p>
        </text:list-item>
      </text:list>
      <text:h text:style-name="P17" text:outline-level="1">Markdown</text:h>
      <text:list xml:id="list9098768641590076739" text:style-name="L3">
        <text:list-item>
          <text:p text:style-name="P14">Most parts of the document <text:span text:style-name="T9">have </text:span>text to be printed<text:span text:style-name="T4">.</text:span></text:p>
        </text:list-item>
        <text:list-item>
          <text:p text:style-name="P8">To give more formatting control, most of these parts are <text:span text:style-name="T1">Markdown-enabled</text:span>. <text:span text:style-name="T12">Support is denoted by </text:span><text:span text:style-name="T3">[MD]</text:span><text:span text:style-name="T12"> or explicitly writte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08:24.258909790</meta:creation-date>
    <dc:date>2016-09-28T14:17:48.046079437</dc:date>
    <meta:editing-duration>PT40M23S</meta:editing-duration>
    <meta:editing-cycles>17</meta:editing-cycles>
    <meta:generator>LibreOffice/5.1.5.2$Linux_X86_64 LibreOffice_project/10$Build-2</meta:generator>
    <meta:document-statistic meta:table-count="0" meta:image-count="0" meta:object-count="0" meta:page-count="2" meta:paragraph-count="40" meta:word-count="297" meta:character-count="1858" meta:non-whitespace-character-count="1636"/>
  </office:meta>
</office:document-meta>
</file>